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l@server:~$ sudo su - odoo13</text:p>
      <text:p text:style-name="Standard">[sudo] password for gil: </text:p>
      <text:p text:style-name="Standard">odoo13@server:~$ exit</text:p>
      <text:p text:style-name="Standard">logout</text:p>
      <text:p text:style-name="Standard">gil@server:~$ sudo apt update</text:p>
      <text:p text:style-name="Standard">Obj:1 http://mx.archive.ubuntu.com/ubuntu bionic InRelease</text:p>
      <text:p text:style-name="Standard">Des:2 http://mx.archive.ubuntu.com/ubuntu bionic-updates InRelease [88,7 kB]</text:p>
      <text:p text:style-name="Standard">Des:3 http://mx.archive.ubuntu.com/ubuntu bionic-backports InRelease [74,6 kB]</text:p>
      <text:p text:style-name="Standard">Des:4 http://mx.archive.ubuntu.com/ubuntu bionic-security InRelease [88,7 kB]</text:p>
      <text:p text:style-name="Standard">Des:5 http://mx.archive.ubuntu.com/ubuntu bionic-updates/main amd64 Packages [914 kB]</text:p>
      <text:p text:style-name="Standard">Des:6 http://mx.archive.ubuntu.com/ubuntu bionic-updates/main amd64 DEP-11 Metadata [308 kB]</text:p>
      <text:p text:style-name="Standard">Des:7 http://mx.archive.ubuntu.com/ubuntu bionic-updates/universe amd64 Packages [1.065 kB]</text:p>
      <text:p text:style-name="Standard">Des:8 http://mx.archive.ubuntu.com/ubuntu bionic-updates/universe amd64 DEP-11 Metadata [273 kB]</text:p>
      <text:p text:style-name="Standard">Des:9 http://mx.archive.ubuntu.com/ubuntu bionic-updates/multiverse amd64 DEP-11 Metadata [2.464 B]</text:p>
      <text:p text:style-name="Standard">Des:10 http://mx.archive.ubuntu.com/ubuntu bionic-backports/universe amd64 DEP-11 Metadata [7.972 B]</text:p>
      <text:p text:style-name="Standard">Des:11 http://mx.archive.ubuntu.com/ubuntu bionic-security/main amd64 DEP-11 Metadata [38,8 kB]</text:p>
      <text:p text:style-name="Standard">Des:12 http://mx.archive.ubuntu.com/ubuntu bionic-security/universe amd64 DEP-11 Metadata [42,0 kB]</text:p>
      <text:p text:style-name="Standard">Des:13 http://mx.archive.ubuntu.com/ubuntu bionic-security/multiverse amd64 DEP-11 Metadata [2.464 B]</text:p>
      <text:p text:style-name="Standard">Descargados 2.906 kB en 7s (392 kB/s) <text:s text:c="40"/></text:p>
      <text:p text:style-name="Standard">Leyendo lista de paquetes... Hecho</text:p>
      <text:p text:style-name="Standard">Creando árbol de dependencias <text:s text:c="6"/></text:p>
      <text:p text:style-name="Standard">Leyendo la información de estado... Hecho</text:p>
      <text:p text:style-name="Standard">Todos los paquetes están actualizados.</text:p>
      <text:p text:style-name="Standard">gil@server:~$ sudo apt upgrade</text:p>
      <text:p text:style-name="Standard">Leyendo lista de paquetes... Hecho</text:p>
      <text:p text:style-name="Standard">Creando árbol de dependencias <text:s text:c="6"/></text:p>
      <text:p text:style-name="Standard">Leyendo la información de estado... Hecho</text:p>
      <text:p text:style-name="Standard">Calculando la actualización... Hecho</text:p>
      <text:p text:style-name="Standard">0 actualizados, 0 nuevos se instalarán, 0 para eliminar y 0 no actualizados.</text:p>
      <text:p text:style-name="Standard">gil@server:~$ sudo su - odoo13</text:p>
      <text:p text:style-name="Standard">odoo13@server:~$ exit</text:p>
      <text:p text:style-name="Standard">logout</text:p>
      <text:p text:style-name="Standard">gil@server:~$ sudo apt install libpq-dev python3-dev</text:p>
      <text:p text:style-name="Standard">Leyendo lista de paquetes... Hecho</text:p>
      <text:p text:style-name="Standard">Creando árbol de dependencias <text:s text:c="6"/></text:p>
      <text:p text:style-name="Standard">Leyendo la información de estado... Hecho</text:p>
      <text:p text:style-name="Standard">python3-dev ya está en su versión más reciente (3.6.7-1~18.04).</text:p>
      <text:p text:style-name="Standard">Paquetes sugeridos:</text:p>
      <text:p text:style-name="Standard"><text:s text:c="2"/>postgresql-doc-10</text:p>
      <text:p text:style-name="Standard">Se instalarán los siguientes paquetes NUEVOS:</text:p>
      <text:p text:style-name="Standard"><text:s text:c="2"/>libpq-dev</text:p>
      <text:p text:style-name="Standard">0 actualizados, 1 nuevos se instalarán, 0 para eliminar y 0 no actualizados.</text:p>
      <text:p text:style-name="Standard">Se necesita descargar 218 kB de archivos.</text:p>
      <text:p text:style-name="Standard">Se utilizarán 1.093 kB de espacio de disco adicional después de esta operación.</text:p>
      <text:p text:style-name="Standard">¿Desea continuar? [S/n] s</text:p>
      <text:p text:style-name="Standard"><text:soft-page-break/>Des:1 http://mx.archive.ubuntu.com/ubuntu bionic-updates/main amd64 libpq-dev amd64 10.12-0ubuntu0.18.04.1 [218 kB]</text:p>
      <text:p text:style-name="Standard">Descargados 218 kB en 2s (139 kB/s) </text:p>
      <text:p text:style-name="Standard">Seleccionando el paquete libpq-dev previamente no seleccionado.</text:p>
      <text:p text:style-name="Standard">(Leyendo la base de datos ... 139949 ficheros o directorios instalados actualmente.)</text:p>
      <text:p text:style-name="Standard">Preparando para desempaquetar .../libpq-dev_10.12-0ubuntu0.18.04.1_amd64.deb ...</text:p>
      <text:p text:style-name="Standard">Desempaquetando libpq-dev (10.12-0ubuntu0.18.04.1) ...</text:p>
      <text:p text:style-name="Standard">Configurando libpq-dev (10.12-0ubuntu0.18.04.1) ...</text:p>
      <text:p text:style-name="Standard">Procesando disparadores para man-db (2.8.3-2ubuntu0.1) ...</text:p>
      <text:p text:style-name="Standard">gil@server:~$ sudo su - odoo13</text:p>
      <text:p text:style-name="Standard">odoo13@server:~$ pip3 install Babel decorator docutils ebaysdk feedparser gevent greenlet html2text Jinja2 lxml Mako MarkupSafe mock num2words ofxparse passlib Pillow psutil psycogreen psycopg2 pydot pyparsing PyPDF2 pyserial python-dateutil python-openid pytz pyusb PyYAML qrcode reportlab requests six suds-jurko vatnumber vobject Werkzeug XlsxWriter xlwt xlrd polib</text:p>
      <text:p text:style-name="Standard">Collecting Babel</text:p>
      <text:p text:style-name="Standard"><text:s text:c="2"/>Downloading https://files.pythonhosted.org/packages/15/a1/522dccd23e5d2e47aed4b6a16795b8213e3272c7506e625f2425ad025a19/Babel-2.8.0-py2.py3-none-any.whl (8.6MB)</text:p>
      <text:p text:style-name="Standard"><text:s text:c="4"/>100% |████████████████████████████████| 8.6MB 130kB/s </text:p>
      <text:p text:style-name="Standard">Collecting decorator</text:p>
      <text:p text:style-name="Standard"><text:s text:c="2"/>Downloading https://files.pythonhosted.org/packages/ed/1b/72a1821152d07cf1d8b6fce298aeb06a7eb90f4d6d41acec9861e7cc6df0/decorator-4.4.2-py2.py3-none-any.whl</text:p>
      <text:p text:style-name="Standard">Collecting docutils</text:p>
      <text:p text:style-name="Standard"><text:s text:c="2"/>Downloading https://files.pythonhosted.org/packages/81/44/8a15e45ffa96e6cf82956dd8d7af9e666357e16b0d93b253903475ee947f/docutils-0.16-py2.py3-none-any.whl (548kB)</text:p>
      <text:p text:style-name="Standard"><text:s text:c="4"/>100% |████████████████████████████████| 552kB 860kB/s </text:p>
      <text:p text:style-name="Standard">Collecting ebaysdk</text:p>
      <text:p text:style-name="Standard">Collecting feedparser</text:p>
      <text:p text:style-name="Standard">Collecting gevent</text:p>
      <text:p text:style-name="Standard"><text:s text:c="2"/>Downloading https://files.pythonhosted.org/packages/5a/79/2c63d385d017b5dd7d70983a463dfd25befae70c824fedb857df6e72eff2/gevent-1.5.0.tar.gz (5.3MB)</text:p>
      <text:p text:style-name="Standard"><text:s text:c="4"/>100% |████████████████████████████████| 5.3MB 197kB/s </text:p>
      <text:p text:style-name="Standard">Collecting greenlet</text:p>
      <text:p text:style-name="Standard"><text:s text:c="2"/>Downloading https://files.pythonhosted.org/packages/bf/45/142141aa47e01a5779f0fa5a53b81f8379ce8f2b1cd13df7d2f1d751ae42/greenlet-0.4.15-cp36-cp36m-manylinux1_x86_64.whl (41kB)</text:p>
      <text:p text:style-name="Standard"><text:s text:c="4"/>100% |████████████████████████████████| 51kB 975kB/s </text:p>
      <text:p text:style-name="Standard">Collecting html2text</text:p>
      <text:p text:style-name="Standard"><text:s text:c="2"/>Downloading https://files.pythonhosted.org/packages/ae/88/14655f727f66b3e3199f4467bafcc88283e6c31b562686bf606264e09181/html2text-2020.1.16-py3-none-any.whl</text:p>
      <text:p text:style-name="Standard">Collecting Jinja2</text:p>
      <text:p text:style-name="Standard"><text:s text:c="2"/>Downloading https://files.pythonhosted.org/packages/30/9e/f663a2aa66a09d838042ae1a2c5659828bb9b41ea3a6efa20a20fd92b121/Jinja2-2.11.2-py2.py3-none-any.whl (125kB)</text:p>
      <text:p text:style-name="Standard"><text:s text:c="4"/>100% |████████████████████████████████| 133kB 999kB/s </text:p>
      <text:p text:style-name="Standard">Collecting lxml</text:p>
      <text:p text:style-name="Standard"><text:soft-page-break/><text:s text:c="2"/>Downloading https://files.pythonhosted.org/packages/dd/ba/a0e6866057fc0bbd17192925c1d63a3b85cf522965de9bc02364d08e5b84/lxml-4.5.0-cp36-cp36m-manylinux1_x86_64.whl (5.8MB)</text:p>
      <text:p text:style-name="Standard"><text:s text:c="4"/>100% |████████████████████████████████| 5.8MB 199kB/s </text:p>
      <text:p text:style-name="Standard">Collecting Mako</text:p>
      <text:p text:style-name="Standard"><text:s text:c="2"/>Downloading https://files.pythonhosted.org/packages/50/78/f6ade1e18aebda570eed33b7c534378d9659351cadce2fcbc7b31be5f615/Mako-1.1.2-py2.py3-none-any.whl (75kB)</text:p>
      <text:p text:style-name="Standard"><text:s text:c="4"/>100% |████████████████████████████████| 81kB 1.2MB/s </text:p>
      <text:p text:style-name="Standard">Collecting MarkupSafe</text:p>
      <text:p text:style-name="Standard"><text:s text:c="2"/>Downloading https://files.pythonhosted.org/packages/b2/5f/23e0023be6bb885d00ffbefad2942bc51a620328ee910f64abe5a8d18dd1/MarkupSafe-1.1.1-cp36-cp36m-manylinux1_x86_64.whl</text:p>
      <text:p text:style-name="Standard">Collecting mock</text:p>
      <text:p text:style-name="Standard"><text:s text:c="2"/>Downloading https://files.pythonhosted.org/packages/cd/74/d72daf8dff5b6566db857cfd088907bb0355f5dd2914c4b3ef065c790735/mock-4.0.2-py3-none-any.whl</text:p>
      <text:p text:style-name="Standard">Collecting num2words</text:p>
      <text:p text:style-name="Standard"><text:s text:c="2"/>Downloading https://files.pythonhosted.org/packages/eb/a2/ea800689730732e27711c41beed4b2a129b34974435bdc450377ec407738/num2words-0.5.10-py3-none-any.whl (101kB)</text:p>
      <text:p text:style-name="Standard"><text:s text:c="4"/>100% |████████████████████████████████| 102kB 1.1MB/s </text:p>
      <text:p text:style-name="Standard">Collecting ofxparse</text:p>
      <text:p text:style-name="Standard"><text:s text:c="2"/>Downloading https://files.pythonhosted.org/packages/07/ab/22faf6348652e9ac662b594c35ee9de1dba76b5adcad94a143d317377138/ofxparse-0.20.tar.gz (53kB)</text:p>
      <text:p text:style-name="Standard"><text:s text:c="4"/>100% |████████████████████████████████| 61kB 936kB/s </text:p>
      <text:p text:style-name="Standard">Collecting passlib</text:p>
      <text:p text:style-name="Standard"><text:s text:c="2"/>Downloading https://files.pythonhosted.org/packages/11/b8/e9a78f3033228013ba8564adad8d0031bf9d39ea3acc3cdb9d55fabeb4ba/passlib-1.7.2-py2.py3-none-any.whl (507kB)</text:p>
      <text:p text:style-name="Standard"><text:s text:c="4"/>100% |████████████████████████████████| 512kB 645kB/s </text:p>
      <text:p text:style-name="Standard">Collecting Pillow</text:p>
      <text:p text:style-name="Standard"><text:s text:c="2"/>Downloading https://files.pythonhosted.org/packages/ba/90/8a24e6220cfcf6a3a0162535d5b926e774117e384ff921908e07e4c92bda/Pillow-7.1.1-cp36-cp36m-manylinux1_x86_64.whl (2.1MB)</text:p>
      <text:p text:style-name="Standard"><text:s text:c="4"/>100% |████████████████████████████████| 2.1MB 362kB/s </text:p>
      <text:p text:style-name="Standard">Collecting psutil</text:p>
      <text:p text:style-name="Standard"><text:s text:c="2"/>Downloading https://files.pythonhosted.org/packages/c4/b8/3512f0e93e0db23a71d82485ba256071ebef99b227351f0f5540f744af41/psutil-5.7.0.tar.gz (449kB)</text:p>
      <text:p text:style-name="Standard"><text:s text:c="4"/>100% |████████████████████████████████| 450kB 818kB/s </text:p>
      <text:p text:style-name="Standard">Collecting psycogreen</text:p>
      <text:p text:style-name="Standard"><text:s text:c="2"/>Downloading https://files.pythonhosted.org/packages/eb/72/4a7965cf54e341006ad74cdc72cd6572c789bc4f4e3fadc78672f1fbcfbd/psycogreen-1.0.2.tar.gz</text:p>
      <text:p text:style-name="Standard">Collecting psycopg2</text:p>
      <text:p text:style-name="Standard"><text:s text:c="2"/>Downloading https://files.pythonhosted.org/packages/a8/8f/1c5690eebf148d1d1554fc00ccf9101e134636553dbb75bdfef4f85d7647/psycopg2-2.8.5.tar.gz (380kB)</text:p>
      <text:p text:style-name="Standard"><text:s text:c="4"/>100% |████████████████████████████████| 389kB 942kB/s </text:p>
      <text:p text:style-name="Standard">Collecting pydot</text:p>
      <text:p text:style-name="Standard"><text:soft-page-break/><text:s text:c="2"/>Using cached https://files.pythonhosted.org/packages/33/d1/b1479a770f66d962f545c2101630ce1d5592d90cb4f083d38862e93d16d2/pydot-1.4.1-py2.py3-none-any.whl</text:p>
      <text:p text:style-name="Standard">Collecting pyparsing</text:p>
      <text:p text:style-name="Standard"><text:s text:c="2"/>Downloading https://files.pythonhosted.org/packages/8a/bb/488841f56197b13700afd5658fc279a2025a39e22449b7cf29864669b15d/pyparsing-2.4.7-py2.py3-none-any.whl (67kB)</text:p>
      <text:p text:style-name="Standard"><text:s text:c="4"/>100% |████████████████████████████████| 71kB 702kB/s </text:p>
      <text:p text:style-name="Standard">Collecting PyPDF2</text:p>
      <text:p text:style-name="Standard">Collecting pyserial</text:p>
      <text:p text:style-name="Standard"><text:s text:c="2"/>Using cached https://files.pythonhosted.org/packages/0d/e4/2a744dd9e3be04a0c0907414e2a01a7c88bb3915cbe3c8cc06e209f59c30/pyserial-3.4-py2.py3-none-any.whl</text:p>
      <text:p text:style-name="Standard">Collecting python-dateutil</text:p>
      <text:p text:style-name="Standard"><text:s text:c="2"/>Downloading https://files.pythonhosted.org/packages/d4/70/d60450c3dd48ef87586924207ae8907090de0b306af2bce5d134d78615cb/python_dateutil-2.8.1-py2.py3-none-any.whl (227kB)</text:p>
      <text:p text:style-name="Standard"><text:s text:c="4"/>100% |████████████████████████████████| 235kB 1.0MB/s </text:p>
      <text:p text:style-name="Standard">Collecting python-openid</text:p>
      <text:p text:style-name="Standard"><text:s text:c="2"/>Downloading https://files.pythonhosted.org/packages/7b/8a/e94d18c666073280b8c0614b7e38cfaf0b129989e42f4ca713942b862f0a/python-openid-2.2.5.tar.gz (301kB)</text:p>
      <text:p text:style-name="Standard"><text:s text:c="4"/>100% |████████████████████████████████| 307kB 1.1MB/s </text:p>
      <text:p text:style-name="Standard">Collecting pytz</text:p>
      <text:p text:style-name="Standard"><text:s text:c="2"/>Downloading https://files.pythonhosted.org/packages/e7/f9/f0b53f88060247251bf481fa6ea62cd0d25bf1b11a87888e53ce5b7c8ad2/pytz-2019.3-py2.py3-none-any.whl (509kB)</text:p>
      <text:p text:style-name="Standard"><text:s text:c="4"/>100% |████████████████████████████████| 512kB 652kB/s </text:p>
      <text:p text:style-name="Standard">Collecting pyusb</text:p>
      <text:p text:style-name="Standard">Collecting PyYAML</text:p>
      <text:p text:style-name="Standard"><text:s text:c="2"/>Downloading https://files.pythonhosted.org/packages/64/c2/b80047c7ac2478f9501676c988a5411ed5572f35d1beff9cae07d321512c/PyYAML-5.3.1.tar.gz (269kB)</text:p>
      <text:p text:style-name="Standard"><text:s text:c="4"/>100% |████████████████████████████████| 276kB 832kB/s </text:p>
      <text:p text:style-name="Standard">Collecting qrcode</text:p>
      <text:p text:style-name="Standard"><text:s text:c="2"/>Using cached https://files.pythonhosted.org/packages/42/87/4a3a77e59ab7493d64da1f69bf1c2e899a4cf81e51b2baa855e8cc8115be/qrcode-6.1-py2.py3-none-any.whl</text:p>
      <text:p text:style-name="Standard">Collecting reportlab</text:p>
      <text:p text:style-name="Standard"><text:s text:c="2"/>Downloading https://files.pythonhosted.org/packages/3c/d9/ab680d274607920654d1e855e4665030d23dda2dc44178924832c17b0896/reportlab-3.5.42-cp36-cp36m-manylinux1_x86_64.whl (2.6MB)</text:p>
      <text:p text:style-name="Standard"><text:s text:c="4"/>100% |████████████████████████████████| 2.6MB 379kB/s </text:p>
      <text:p text:style-name="Standard">Collecting requests</text:p>
      <text:p text:style-name="Standard"><text:s text:c="2"/>Downloading https://files.pythonhosted.org/packages/1a/70/1935c770cb3be6e3a8b78ced23d7e0f3b187f5cbfab4749523ed65d7c9b1/requests-2.23.0-py2.py3-none-any.whl (58kB)</text:p>
      <text:p text:style-name="Standard"><text:s text:c="4"/>100% |████████████████████████████████| 61kB 731kB/s </text:p>
      <text:p text:style-name="Standard">Collecting six</text:p>
      <text:p text:style-name="Standard"><text:s text:c="2"/>Using cached https://files.pythonhosted.org/packages/65/eb/1f97cb97bfc2390a276969c6fae16075da282f5058082d4cb10c6c5c1dba/six-1.14.0-py2.py3-none-any.whl</text:p>
      <text:p text:style-name="Standard"><text:soft-page-break/>Collecting suds-jurko</text:p>
      <text:p text:style-name="Standard"><text:s text:c="2"/>Downloading https://files.pythonhosted.org/packages/bd/6f/54fbf0999a606680d27c69b1ad12dfff62768ecb9fe48524cebda6eb4423/suds-jurko-0.6.tar.bz2 (143kB)</text:p>
      <text:p text:style-name="Standard"><text:s text:c="4"/>100% |████████████████████████████████| 153kB 1.7MB/s </text:p>
      <text:p text:style-name="Standard">Collecting vatnumber</text:p>
      <text:p text:style-name="Standard">Collecting vobject</text:p>
      <text:p text:style-name="Standard">Collecting Werkzeug</text:p>
      <text:p text:style-name="Standard"><text:s text:c="2"/>Downloading https://files.pythonhosted.org/packages/cc/94/5f7079a0e00bd6863ef8f1da638721e9da21e5bacee597595b318f71d62e/Werkzeug-1.0.1-py2.py3-none-any.whl (298kB)</text:p>
      <text:p text:style-name="Standard"><text:s text:c="4"/>100% |████████████████████████████████| 307kB 746kB/s </text:p>
      <text:p text:style-name="Standard">Collecting XlsxWriter</text:p>
      <text:p text:style-name="Standard"><text:s text:c="2"/>Downloading https://files.pythonhosted.org/packages/00/1f/2092a81056d36c1b6651a645aa84c1f76bcee03103072d4fe1cb58501d69/XlsxWriter-1.2.8-py2.py3-none-any.whl (141kB)</text:p>
      <text:p text:style-name="Standard"><text:s text:c="4"/>100% |████████████████████████████████| 143kB 1.4MB/s </text:p>
      <text:p text:style-name="Standard">Collecting xlwt</text:p>
      <text:p text:style-name="Standard"><text:s text:c="2"/>Using cached https://files.pythonhosted.org/packages/44/48/def306413b25c3d01753603b1a222a011b8621aed27cd7f89cbc27e6b0f4/xlwt-1.3.0-py2.py3-none-any.whl</text:p>
      <text:p text:style-name="Standard">Collecting xlrd</text:p>
      <text:p text:style-name="Standard"><text:s text:c="2"/>Downloading https://files.pythonhosted.org/packages/b0/16/63576a1a001752e34bf8ea62e367997530dc553b689356b9879339cf45a4/xlrd-1.2.0-py2.py3-none-any.whl (103kB)</text:p>
      <text:p text:style-name="Standard"><text:s text:c="4"/>100% |████████████████████████████████| 112kB 915kB/s </text:p>
      <text:p text:style-name="Standard">Collecting polib</text:p>
      <text:p text:style-name="Standard"><text:s text:c="2"/>Using cached https://files.pythonhosted.org/packages/30/a2/e407c3b00cace3d7fc8df14d364deeecfeb96044e1a317de583bc26eae58/polib-1.1.0-py2.py3-none-any.whl</text:p>
      <text:p text:style-name="Standard">Collecting docopt&gt;=0.6.2 (from num2words)</text:p>
      <text:p text:style-name="Standard"><text:s text:c="2"/>Downloading https://files.pythonhosted.org/packages/a2/55/8f8cab2afd404cf578136ef2cc5dfb50baa1761b68c9da1fb1e4eed343c9/docopt-0.6.2.tar.gz</text:p>
      <text:p text:style-name="Standard">Collecting beautifulsoup4 (from ofxparse)</text:p>
      <text:p text:style-name="Standard"><text:s text:c="2"/>Using cached https://files.pythonhosted.org/packages/e8/b5/7bb03a696f2c9b7af792a8f51b82974e51c268f15e925fc834876a4efa0b/beautifulsoup4-4.9.0-py3-none-any.whl</text:p>
      <text:p text:style-name="Standard">Collecting certifi&gt;=2017.4.17 (from requests)</text:p>
      <text:p text:style-name="Standard"><text:s text:c="2"/>Using cached https://files.pythonhosted.org/packages/57/2b/26e37a4b034800c960a00c4e1b3d9ca5d7014e983e6e729e33ea2f36426c/certifi-2020.4.5.1-py2.py3-none-any.whl</text:p>
      <text:p text:style-name="Standard">Collecting chardet&lt;4,&gt;=3.0.2 (from requests)</text:p>
      <text:p text:style-name="Standard"><text:s text:c="2"/>Using cached https://files.pythonhosted.org/packages/bc/a9/01ffebfb562e4274b6487b4bb1ddec7ca55ec7510b22e4c51f14098443b8/chardet-3.0.4-py2.py3-none-any.whl</text:p>
      <text:p text:style-name="Standard">Collecting urllib3!=1.25.0,!=1.25.1,&lt;1.26,&gt;=1.21.1 (from requests)</text:p>
      <text:p text:style-name="Standard"><text:s text:c="2"/>Downloading https://files.pythonhosted.org/packages/e8/74/6e4f91745020f967d09332bb2b8b9b10090957334692eb88ea4afe91b77f/urllib3-1.25.8-py2.py3-none-any.whl (125kB)</text:p>
      <text:p text:style-name="Standard"><text:s text:c="4"/>100% |████████████████████████████████| 133kB 829kB/s </text:p>
      <text:p text:style-name="Standard">Collecting idna&lt;3,&gt;=2.5 (from requests)</text:p>
      <text:p text:style-name="Standard"><text:soft-page-break/><text:s text:c="2"/>Downloading https://files.pythonhosted.org/packages/89/e3/afebe61c546d18fb1709a61bee788254b40e736cff7271c7de5de2dc4128/idna-2.9-py2.py3-none-any.whl (58kB)</text:p>
      <text:p text:style-name="Standard"><text:s text:c="4"/>100% |████████████████████████████████| 61kB 639kB/s </text:p>
      <text:p text:style-name="Standard">Collecting python-stdnum (from vatnumber)</text:p>
      <text:p text:style-name="Standard"><text:s text:c="2"/>Using cached https://files.pythonhosted.org/packages/6b/57/5d1ee250a9c4e780d57d7dcc1b9553c4e386c759ed3087f813965c4534d2/python_stdnum-1.13-py2.py3-none-any.whl</text:p>
      <text:p text:style-name="Standard">Collecting soupsieve&gt;1.2 (from beautifulsoup4-&gt;ofxparse)</text:p>
      <text:p text:style-name="Standard"><text:s text:c="2"/>Using cached https://files.pythonhosted.org/packages/05/cf/ea245e52f55823f19992447b008bcbb7f78efc5960d77f6c34b5b45b36dd/soupsieve-2.0-py2.py3-none-any.whl</text:p>
      <text:p text:style-name="Standard">Building wheels for collected packages: gevent, ofxparse, psutil, psycogreen, psycopg2, python-openid, PyYAML, suds-jurko, docopt</text:p>
      <text:p text:style-name="Standard"><text:s text:c="2"/>Running setup.py bdist_wheel for gevent ... done</text:p>
      <text:p text:style-name="Standard"><text:s text:c="2"/>Stored in directory: /opt/odoo13/.cache/pip/wheels/14/88/21/4215879b738f8f01acb9a9a39b2170179bb1c6a1b2d0e39989</text:p>
      <text:p text:style-name="Standard"><text:s text:c="2"/>Running setup.py bdist_wheel for ofxparse ... done</text:p>
      <text:p text:style-name="Standard"><text:s text:c="2"/>Stored in directory: /opt/odoo13/.cache/pip/wheels/9e/38/df/8857cfc303764602bb9a128c1135652dc850b21b6105451be3</text:p>
      <text:p text:style-name="Standard"><text:s text:c="2"/>Running setup.py bdist_wheel for psutil ... done</text:p>
      <text:p text:style-name="Standard"><text:s text:c="2"/>Stored in directory: /opt/odoo13/.cache/pip/wheels/d7/69/b4/3200b95828d1f0ddb3cb5699083717f4fdbd9b4223d0644c57</text:p>
      <text:p text:style-name="Standard"><text:s text:c="2"/>Running setup.py bdist_wheel for psycogreen ... done</text:p>
      <text:p text:style-name="Standard"><text:s text:c="2"/>Stored in directory: /opt/odoo13/.cache/pip/wheels/dd/95/b0/b0a2b9d29234d0bdafc139a3fcc99e7ec9e10a8aa2f0818932</text:p>
      <text:p text:style-name="Standard"><text:s text:c="2"/>Running setup.py bdist_wheel for psycopg2 ... done</text:p>
      <text:p text:style-name="Standard"><text:s text:c="2"/>Stored in directory: /opt/odoo13/.cache/pip/wheels/fb/85/a8/57f24b92b9554880384d00a84881c0ea80cbcee02d6dcede54</text:p>
      <text:p text:style-name="Standard"><text:s text:c="2"/>Running setup.py bdist_wheel for python-openid ... done</text:p>
      <text:p text:style-name="Standard"><text:s text:c="2"/>Stored in directory: /opt/odoo13/.cache/pip/wheels/89/2a/a5/9efdd8de9a8f3d5bb0c13378f36fcaba544ae2a056c0d9dc37</text:p>
      <text:p text:style-name="Standard"><text:s text:c="2"/>Running setup.py bdist_wheel for PyYAML ... done</text:p>
      <text:p text:style-name="Standard"><text:s text:c="2"/>Stored in directory: /opt/odoo13/.cache/pip/wheels/a7/c1/ea/cf5bd31012e735dc1dfea3131a2d5eae7978b251083d6247bd</text:p>
      <text:p text:style-name="Standard"><text:s text:c="2"/>Running setup.py bdist_wheel for suds-jurko ... done</text:p>
      <text:p text:style-name="Standard"><text:s text:c="2"/>Stored in directory: /opt/odoo13/.cache/pip/wheels/12/68/53/d3902c054e32115da1d45bac442a547a071a86a65db4d77027</text:p>
      <text:p text:style-name="Standard"><text:s text:c="2"/>Running setup.py bdist_wheel for docopt ... done</text:p>
      <text:p text:style-name="Standard"><text:s text:c="2"/>Stored in directory: /opt/odoo13/.cache/pip/wheels/9b/04/dd/7daf4150b6d9b12949298737de9431a324d4b797ffd63f526e</text:p>
      <text:p text:style-name="Standard">Successfully built gevent ofxparse psutil psycogreen psycopg2 python-openid PyYAML suds-jurko docopt</text:p>
      <text:p text:style-name="Standard">Installing collected packages: pytz, Babel, decorator, docutils, certifi, chardet, urllib3, idna, requests, lxml, ebaysdk, feedparser, greenlet, gevent, html2text, MarkupSafe, Jinja2, Mako, mock, <text:soft-page-break/>docopt, num2words, soupsieve, beautifulsoup4, six, ofxparse, passlib, Pillow, psutil, psycogreen, psycopg2, pyparsing, pydot, PyPDF2, pyserial, python-dateutil, python-openid, pyusb, PyYAML, qrcode, reportlab, suds-jurko, python-stdnum, vatnumber, vobject, Werkzeug, XlsxWriter, xlwt, xlrd, polib</text:p>
      <text:p text:style-name="Standard">Successfully installed Babel-2.8.0 Jinja2-2.11.2 Mako-1.1.2 MarkupSafe-1.1.1 Pillow-7.1.1 PyPDF2-1.26.0 PyYAML-5.3.1 Werkzeug-1.0.1 XlsxWriter-1.2.8 beautifulsoup4-4.9.0 certifi-2020.4.5.1 chardet-3.0.4 decorator-4.4.2 docopt-0.6.2 docutils-0.16 ebaysdk-2.1.5 feedparser-5.2.1 gevent-1.5.0 greenlet-0.4.15 html2text-2020.1.16 idna-2.9 lxml-4.5.0 mock-4.0.2 num2words-0.5.10 ofxparse-0.20 passlib-1.7.2 polib-1.1.0 psutil-5.7.0 psycogreen-1.0.2 psycopg2-2.8.5 pydot-1.4.1 pyparsing-2.4.7 pyserial-3.4 python-dateutil-2.8.1 python-openid-2.2.5 python-stdnum-1.13 pytz-2019.3 pyusb-1.0.2 qrcode-6.1 reportlab-3.5.42 requests-2.23.0 six-1.14.0 soupsieve-2.0 suds-jurko-0.6 urllib3-1.25.8 vatnumber-1.2 vobject-0.9.6.1 xlrd-1.2.0 xlwt-1.3.0</text:p>
      <text:p text:style-name="Standard">odoo13@server:~$ ls</text:p>
      <text:p text:style-name="Standard">examples.desktop <text:s/>odoo <text:s/>odoo-extra-addons <text:s/>odoo-venv</text:p>
      <text:p text:style-name="Standard">odoo13@server:~$ odoo ls</text:p>
      <text:p text:style-name="Standard"/>
      <text:p text:style-name="Standard">Command 'odoo' not found, did you mean:</text:p>
      <text:p text:style-name="Standard"/>
      <text:p text:style-name="Standard"><text:s text:c="2"/>command 'odio' from snap odio (1.4.0)</text:p>
      <text:p text:style-name="Standard"><text:s text:c="2"/>command 'odot' from deb odot</text:p>
      <text:p text:style-name="Standard"/>
      <text:p text:style-name="Standard">See 'snap info &lt;snapname&gt;' for additional versions.</text:p>
      <text:p text:style-name="Standard"/>
      <text:p text:style-name="Standard">odoo13@server:~$ cd odoo</text:p>
      <text:p text:style-name="Standard">odoo13@server:~/odoo$ ls</text:p>
      <text:p text:style-name="Standard">addons <text:s text:c="10"/>debian <text:s text:c="2"/>MANIFEST.in <text:s/>README.md <text:s text:c="8"/>setup</text:p>
      <text:p text:style-name="Standard">CONTRIBUTING.md <text:s/>doc <text:s text:c="5"/>odoo <text:s text:c="8"/>requirements.txt <text:s/>setup.cfg</text:p>
      <text:p text:style-name="Standard">COPYRIGHT <text:s text:c="7"/>LICENSE <text:s/>odoo-bin <text:s text:c="4"/>SECURITY.md <text:s text:c="6"/>setup.py</text:p>
      <text:p text:style-name="Standard">odoo13@server:~/odoo$ ./odoo-bin scaffold mi_modulo addons</text:p>
      <text:p text:style-name="Standard">Traceback (most recent call last):</text:p>
      <text:p text:style-name="Standard"><text:s text:c="2"/>File "./odoo-bin", line 5, in &lt;module&gt;</text:p>
      <text:p text:style-name="Standard"><text:s text:c="4"/>import odoo</text:p>
      <text:p text:style-name="Standard"><text:s text:c="2"/>File "/opt/odoo13/odoo/odoo/__init__.py", line 117, in &lt;module&gt;</text:p>
      <text:p text:style-name="Standard"><text:s text:c="4"/>from . import service</text:p>
      <text:p text:style-name="Standard"><text:s text:c="2"/>File "/opt/odoo13/odoo/odoo/service/__init__.py", line 7, in &lt;module&gt;</text:p>
      <text:p text:style-name="Standard"><text:s text:c="4"/>from . import wsgi_server</text:p>
      <text:p text:style-name="Standard"><text:s text:c="2"/>File "/opt/odoo13/odoo/odoo/service/wsgi_server.py", line 25, in &lt;module&gt;</text:p>
      <text:p text:style-name="Standard"><text:s text:c="4"/>import werkzeug.contrib.fixers</text:p>
      <text:p text:style-name="Standard">ModuleNotFoundError: No module named 'werkzeug.contrib'</text:p>
      <text:p text:style-name="Standard">odoo13@server:~/odoo$ pip3 install werkzeug.contrib</text:p>
      <text:p text:style-name="Standard">Collecting werkzeug.contrib</text:p>
      <text:p text:style-name="Standard">Exception:</text:p>
      <text:p text:style-name="Standard">Traceback (most recent call last):</text:p>
      <text:p text:style-name="Standard"><text:s text:c="2"/>File "/usr/lib/python3/dist-packages/pip/basecommand.py", line 215, in main</text:p>
      <text:p text:style-name="Standard"><text:s text:c="4"/>status = self.run(options, args)</text:p>
      <text:p text:style-name="Standard"><text:s text:c="2"/>File "/usr/lib/python3/dist-packages/pip/commands/install.py", line 353, in run</text:p>
      <text:p text:style-name="Standard"><text:s text:c="4"/>wb.build(autobuilding=True)</text:p>
      <text:p text:style-name="Standard"><text:s text:c="2"/>File "/usr/lib/python3/dist-packages/pip/wheel.py", line 749, in build</text:p>
      <text:p text:style-name="Standard"><text:s text:c="4"/>self.requirement_set.prepare_files(self.finder)</text:p>
      <text:p text:style-name="Standard"><text:s text:c="2"/>File "/usr/lib/python3/dist-packages/pip/req/req_set.py", line 380, in prepare_files</text:p>
      <text:p text:style-name="Standard"><text:s text:c="4"/>ignore_dependencies=self.ignore_dependencies))</text:p>
      <text:p text:style-name="Standard"><text:s text:c="2"/>File "/usr/lib/python3/dist-packages/pip/req/req_set.py", line 554, in _prepare_file</text:p>
      <text:p text:style-name="Standard"><text:soft-page-break/><text:s text:c="4"/>require_hashes</text:p>
      <text:p text:style-name="Standard"><text:s text:c="2"/>File "/usr/lib/python3/dist-packages/pip/req/req_install.py", line 278, in populate_link</text:p>
      <text:p text:style-name="Standard"><text:s text:c="4"/>self.link = finder.find_requirement(self, upgrade)</text:p>
      <text:p text:style-name="Standard"><text:s text:c="2"/>File "/usr/lib/python3/dist-packages/pip/index.py", line 465, in find_requirement</text:p>
      <text:p text:style-name="Standard"><text:s text:c="4"/>all_candidates = self.find_all_candidates(req.name)</text:p>
      <text:p text:style-name="Standard"><text:s text:c="2"/>File "/usr/lib/python3/dist-packages/pip/index.py", line 423, in find_all_candidates</text:p>
      <text:p text:style-name="Standard"><text:s text:c="4"/>for page in self._get_pages(url_locations, project_name):</text:p>
      <text:p text:style-name="Standard"><text:s text:c="2"/>File "/usr/lib/python3/dist-packages/pip/index.py", line 568, in _get_pages</text:p>
      <text:p text:style-name="Standard"><text:s text:c="4"/>page = self._get_page(location)</text:p>
      <text:p text:style-name="Standard"><text:s text:c="2"/>File "/usr/lib/python3/dist-packages/pip/index.py", line 683, in _get_page</text:p>
      <text:p text:style-name="Standard"><text:s text:c="4"/>return HTMLPage.get_page(link, session=self.session)</text:p>
      <text:p text:style-name="Standard"><text:s text:c="2"/>File "/usr/lib/python3/dist-packages/pip/index.py", line 795, in get_page</text:p>
      <text:p text:style-name="Standard"><text:s text:c="4"/>resp.raise_for_status()</text:p>
      <text:p text:style-name="Standard"><text:s text:c="2"/>File "/usr/share/python-wheels/requests-2.18.4-py2.py3-none-any.whl/requests/models.py", line 935, in raise_for_status</text:p>
      <text:p text:style-name="Standard"><text:s text:c="4"/>raise HTTPError(http_error_msg, response=self)</text:p>
      <text:p text:style-name="Standard">requests.exceptions.HTTPError: 404 Client Error: Not Found for url: https://pypi.org/simple/werkzeug-contrib/</text:p>
      <text:p text:style-name="Standard">odoo13@server:~/odoo$ cd</text:p>
      <text:p text:style-name="Standard">odoo13@server:~$ pip3 install werkzeug.contrib</text:p>
      <text:p text:style-name="Standard">Collecting werkzeug.contrib</text:p>
      <text:p text:style-name="Standard">Exception:</text:p>
      <text:p text:style-name="Standard">Traceback (most recent call last):</text:p>
      <text:p text:style-name="Standard"><text:s text:c="2"/>File "/usr/lib/python3/dist-packages/pip/basecommand.py", line 215, in main</text:p>
      <text:p text:style-name="Standard"><text:s text:c="4"/>status = self.run(options, args)</text:p>
      <text:p text:style-name="Standard"><text:s text:c="2"/>File "/usr/lib/python3/dist-packages/pip/commands/install.py", line 353, in run</text:p>
      <text:p text:style-name="Standard"><text:s text:c="4"/>wb.build(autobuilding=True)</text:p>
      <text:p text:style-name="Standard"><text:s text:c="2"/>File "/usr/lib/python3/dist-packages/pip/wheel.py", line 749, in build</text:p>
      <text:p text:style-name="Standard"><text:s text:c="4"/>self.requirement_set.prepare_files(self.finder)</text:p>
      <text:p text:style-name="Standard"><text:s text:c="2"/>File "/usr/lib/python3/dist-packages/pip/req/req_set.py", line 380, in prepare_files</text:p>
      <text:p text:style-name="Standard"><text:s text:c="4"/>ignore_dependencies=self.ignore_dependencies))</text:p>
      <text:p text:style-name="Standard"><text:s text:c="2"/>File "/usr/lib/python3/dist-packages/pip/req/req_set.py", line 554, in _prepare_file</text:p>
      <text:p text:style-name="Standard"><text:s text:c="4"/>require_hashes</text:p>
      <text:p text:style-name="Standard"><text:s text:c="2"/>File "/usr/lib/python3/dist-packages/pip/req/req_install.py", line 278, in populate_link</text:p>
      <text:p text:style-name="Standard"><text:s text:c="4"/>self.link = finder.find_requirement(self, upgrade)</text:p>
      <text:p text:style-name="Standard"><text:s text:c="2"/>File "/usr/lib/python3/dist-packages/pip/index.py", line 465, in find_requirement</text:p>
      <text:p text:style-name="Standard"><text:s text:c="4"/>all_candidates = self.find_all_candidates(req.name)</text:p>
      <text:p text:style-name="Standard"><text:s text:c="2"/>File "/usr/lib/python3/dist-packages/pip/index.py", line 423, in find_all_candidates</text:p>
      <text:p text:style-name="Standard"><text:s text:c="4"/>for page in self._get_pages(url_locations, project_name):</text:p>
      <text:p text:style-name="Standard"><text:s text:c="2"/>File "/usr/lib/python3/dist-packages/pip/index.py", line 568, in _get_pages</text:p>
      <text:p text:style-name="Standard"><text:s text:c="4"/>page = self._get_page(location)</text:p>
      <text:p text:style-name="Standard"><text:s text:c="2"/>File "/usr/lib/python3/dist-packages/pip/index.py", line 683, in _get_page</text:p>
      <text:p text:style-name="Standard"><text:s text:c="4"/>return HTMLPage.get_page(link, session=self.session)</text:p>
      <text:p text:style-name="Standard"><text:s text:c="2"/>File "/usr/lib/python3/dist-packages/pip/index.py", line 795, in get_page</text:p>
      <text:p text:style-name="Standard"><text:s text:c="4"/>resp.raise_for_status()</text:p>
      <text:p text:style-name="Standard"><text:s text:c="2"/>File "/usr/share/python-wheels/requests-2.18.4-py2.py3-none-any.whl/requests/models.py", line 935, in raise_for_status</text:p>
      <text:p text:style-name="Standard"><text:s text:c="4"/>raise HTTPError(http_error_msg, response=self)</text:p>
      <text:p text:style-name="Standard">requests.exceptions.HTTPError: 404 Client Error: Not Found for url: https://pypi.org/simple/werkzeug-contrib/</text:p>
      <text:p text:style-name="Standard">odoo13@server:~$ pip3 unistall Werkzeug</text:p>
      <text:p text:style-name="Standard">ERROR: unknown command "unistall" - maybe you meant "uninstall"</text:p>
      <text:p text:style-name="Standard"><text:soft-page-break/>odoo13@server:~$ pip3 uninstall Werkzeug</text:p>
      <text:p text:style-name="Standard">Uninstalling Werkzeug-1.0.1:</text:p>
      <text:p text:style-name="Standard"><text:s text:c="2"/>/opt/odoo13/.local/lib/python3.6/site-packages/Werkzeug-1.0.1.dist-info/INSTALLER</text:p>
      <text:p text:style-name="Standard"><text:s text:c="2"/>/opt/odoo13/.local/lib/python3.6/site-packages/Werkzeug-1.0.1.dist-info/LICENSE.rst</text:p>
      <text:p text:style-name="Standard"><text:s text:c="2"/>/opt/odoo13/.local/lib/python3.6/site-packages/Werkzeug-1.0.1.dist-info/METADATA</text:p>
      <text:p text:style-name="Standard"><text:s text:c="2"/>/opt/odoo13/.local/lib/python3.6/site-packages/Werkzeug-1.0.1.dist-info/RECORD</text:p>
      <text:p text:style-name="Standard"><text:s text:c="2"/>/opt/odoo13/.local/lib/python3.6/site-packages/Werkzeug-1.0.1.dist-info/WHEEL</text:p>
      <text:p text:style-name="Standard"><text:s text:c="2"/>/opt/odoo13/.local/lib/python3.6/site-packages/Werkzeug-1.0.1.dist-info/top_level.txt</text:p>
      <text:p text:style-name="Standard"><text:s text:c="2"/>/opt/odoo13/.local/lib/python3.6/site-packages/werkzeug/__init__.py</text:p>
      <text:p text:style-name="Standard"><text:s text:c="2"/>/opt/odoo13/.local/lib/python3.6/site-packages/werkzeug/__pycache__/__init__.cpython-36.pyc</text:p>
      <text:p text:style-name="Standard"><text:s text:c="2"/>/opt/odoo13/.local/lib/python3.6/site-packages/werkzeug/__pycache__/_compat.cpython-36.pyc</text:p>
      <text:p text:style-name="Standard"><text:s text:c="2"/>/opt/odoo13/.local/lib/python3.6/site-packages/werkzeug/__pycache__/_internal.cpython-36.pyc</text:p>
      <text:p text:style-name="Standard"><text:s text:c="2"/>/opt/odoo13/.local/lib/python3.6/site-packages/werkzeug/__pycache__/_reloader.cpython-36.pyc</text:p>
      <text:p text:style-name="Standard"><text:s text:c="2"/>/opt/odoo13/.local/lib/python3.6/site-packages/werkzeug/__pycache__/datastructures.cpython-36.pyc</text:p>
      <text:p text:style-name="Standard"><text:s text:c="2"/>/opt/odoo13/.local/lib/python3.6/site-packages/werkzeug/__pycache__/exceptions.cpython-36.pyc</text:p>
      <text:p text:style-name="Standard"><text:s text:c="2"/>/opt/odoo13/.local/lib/python3.6/site-packages/werkzeug/__pycache__/filesystem.cpython-36.pyc</text:p>
      <text:p text:style-name="Standard"><text:s text:c="2"/>/opt/odoo13/.local/lib/python3.6/site-packages/werkzeug/__pycache__/formparser.cpython-36.pyc</text:p>
      <text:p text:style-name="Standard"><text:s text:c="2"/>/opt/odoo13/.local/lib/python3.6/site-packages/werkzeug/__pycache__/http.cpython-36.pyc</text:p>
      <text:p text:style-name="Standard"><text:s text:c="2"/>/opt/odoo13/.local/lib/python3.6/site-packages/werkzeug/__pycache__/local.cpython-36.pyc</text:p>
      <text:p text:style-name="Standard"><text:s text:c="2"/>/opt/odoo13/.local/lib/python3.6/site-packages/werkzeug/__pycache__/posixemulation.cpython-36.pyc</text:p>
      <text:p text:style-name="Standard"><text:s text:c="2"/>/opt/odoo13/.local/lib/python3.6/site-packages/werkzeug/__pycache__/routing.cpython-36.pyc</text:p>
      <text:p text:style-name="Standard"><text:s text:c="2"/>/opt/odoo13/.local/lib/python3.6/site-packages/werkzeug/__pycache__/security.cpython-36.pyc</text:p>
      <text:p text:style-name="Standard"><text:s text:c="2"/>/opt/odoo13/.local/lib/python3.6/site-packages/werkzeug/__pycache__/serving.cpython-36.pyc</text:p>
      <text:p text:style-name="Standard"><text:s text:c="2"/>/opt/odoo13/.local/lib/python3.6/site-packages/werkzeug/__pycache__/test.cpython-36.pyc</text:p>
      <text:p text:style-name="Standard"><text:s text:c="2"/>/opt/odoo13/.local/lib/python3.6/site-packages/werkzeug/__pycache__/testapp.cpython-36.pyc</text:p>
      <text:p text:style-name="Standard"><text:s text:c="2"/>/opt/odoo13/.local/lib/python3.6/site-packages/werkzeug/__pycache__/urls.cpython-36.pyc</text:p>
      <text:p text:style-name="Standard"><text:s text:c="2"/>/opt/odoo13/.local/lib/python3.6/site-packages/werkzeug/__pycache__/useragents.cpython-36.pyc</text:p>
      <text:p text:style-name="Standard"><text:s text:c="2"/>/opt/odoo13/.local/lib/python3.6/site-packages/werkzeug/__pycache__/utils.cpython-36.pyc</text:p>
      <text:p text:style-name="Standard"><text:s text:c="2"/>/opt/odoo13/.local/lib/python3.6/site-packages/werkzeug/__pycache__/wsgi.cpython-36.pyc</text:p>
      <text:p text:style-name="Standard"><text:s text:c="2"/>/opt/odoo13/.local/lib/python3.6/site-packages/werkzeug/_compat.py</text:p>
      <text:p text:style-name="Standard"><text:s text:c="2"/>/opt/odoo13/.local/lib/python3.6/site-packages/werkzeug/_internal.py</text:p>
      <text:p text:style-name="Standard"><text:s text:c="2"/>/opt/odoo13/.local/lib/python3.6/site-packages/werkzeug/_reloader.py</text:p>
      <text:p text:style-name="Standard"><text:s text:c="2"/>/opt/odoo13/.local/lib/python3.6/site-packages/werkzeug/datastructures.py</text:p>
      <text:p text:style-name="Standard"><text:s text:c="2"/>/opt/odoo13/.local/lib/python3.6/site-packages/werkzeug/debug/__init__.py</text:p>
      <text:p text:style-name="Standard"><text:s text:c="2"/>/opt/odoo13/.local/lib/python3.6/site-packages/werkzeug/debug/__pycache__/__init__.cpython-36.pyc</text:p>
      <text:p text:style-name="Standard"><text:s text:c="2"/>/opt/odoo13/.local/lib/python3.6/site-packages/werkzeug/debug/__pycache__/console.cpython-36.pyc</text:p>
      <text:p text:style-name="Standard"><text:s text:c="2"/>/opt/odoo13/.local/lib/python3.6/site-packages/werkzeug/debug/__pycache__/repr.cpython-36.pyc</text:p>
      <text:p text:style-name="Standard"><text:s text:c="2"/>/opt/odoo13/.local/lib/python3.6/site-packages/werkzeug/debug/__pycache__/tbtools.cpython-36.pyc</text:p>
      <text:p text:style-name="Standard"><text:s text:c="2"/>/opt/odoo13/.local/lib/python3.6/site-packages/werkzeug/debug/console.py</text:p>
      <text:p text:style-name="Standard"><text:s text:c="2"/>/opt/odoo13/.local/lib/python3.6/site-packages/werkzeug/debug/repr.py</text:p>
      <text:p text:style-name="Standard"><text:s text:c="2"/>/opt/odoo13/.local/lib/python3.6/site-packages/werkzeug/debug/shared/FONT_LICENSE</text:p>
      <text:p text:style-name="Standard"><text:s text:c="2"/>/opt/odoo13/.local/lib/python3.6/site-packages/werkzeug/debug/shared/console.png</text:p>
      <text:p text:style-name="Standard"><text:s text:c="2"/>/opt/odoo13/.local/lib/python3.6/site-packages/werkzeug/debug/shared/debugger.js</text:p>
      <text:p text:style-name="Standard"><text:s text:c="2"/>/opt/odoo13/.local/lib/python3.6/site-packages/werkzeug/debug/shared/jquery.js</text:p>
      <text:p text:style-name="Standard"><text:s text:c="2"/>/opt/odoo13/.local/lib/python3.6/site-packages/werkzeug/debug/shared/less.png</text:p>
      <text:p text:style-name="Standard"><text:s text:c="2"/>/opt/odoo13/.local/lib/python3.6/site-packages/werkzeug/debug/shared/more.png</text:p>
      <text:p text:style-name="Standard"><text:s text:c="2"/>/opt/odoo13/.local/lib/python3.6/site-packages/werkzeug/debug/shared/source.png</text:p>
      <text:p text:style-name="Standard"><text:soft-page-break/><text:s text:c="2"/>/opt/odoo13/.local/lib/python3.6/site-packages/werkzeug/debug/shared/style.css</text:p>
      <text:p text:style-name="Standard"><text:s text:c="2"/>/opt/odoo13/.local/lib/python3.6/site-packages/werkzeug/debug/shared/ubuntu.ttf</text:p>
      <text:p text:style-name="Standard"><text:s text:c="2"/>/opt/odoo13/.local/lib/python3.6/site-packages/werkzeug/debug/tbtools.py</text:p>
      <text:p text:style-name="Standard"><text:s text:c="2"/>/opt/odoo13/.local/lib/python3.6/site-packages/werkzeug/exceptions.py</text:p>
      <text:p text:style-name="Standard"><text:s text:c="2"/>/opt/odoo13/.local/lib/python3.6/site-packages/werkzeug/filesystem.py</text:p>
      <text:p text:style-name="Standard"><text:s text:c="2"/>/opt/odoo13/.local/lib/python3.6/site-packages/werkzeug/formparser.py</text:p>
      <text:p text:style-name="Standard"><text:s text:c="2"/>/opt/odoo13/.local/lib/python3.6/site-packages/werkzeug/http.py</text:p>
      <text:p text:style-name="Standard"><text:s text:c="2"/>/opt/odoo13/.local/lib/python3.6/site-packages/werkzeug/local.py</text:p>
      <text:p text:style-name="Standard"><text:s text:c="2"/>/opt/odoo13/.local/lib/python3.6/site-packages/werkzeug/middleware/__init__.py</text:p>
      <text:p text:style-name="Standard"><text:s text:c="2"/>/opt/odoo13/.local/lib/python3.6/site-packages/werkzeug/middleware/__pycache__/__init__.cpython-36.pyc</text:p>
      <text:p text:style-name="Standard"><text:s text:c="2"/>/opt/odoo13/.local/lib/python3.6/site-packages/werkzeug/middleware/__pycache__/dispatcher.cpython-36.pyc</text:p>
      <text:p text:style-name="Standard"><text:s text:c="2"/>/opt/odoo13/.local/lib/python3.6/site-packages/werkzeug/middleware/__pycache__/http_proxy.cpython-36.pyc</text:p>
      <text:p text:style-name="Standard"><text:s text:c="2"/>/opt/odoo13/.local/lib/python3.6/site-packages/werkzeug/middleware/__pycache__/lint.cpython-36.pyc</text:p>
      <text:p text:style-name="Standard"><text:s text:c="2"/>/opt/odoo13/.local/lib/python3.6/site-packages/werkzeug/middleware/__pycache__/profiler.cpython-36.pyc</text:p>
      <text:p text:style-name="Standard"><text:s text:c="2"/>/opt/odoo13/.local/lib/python3.6/site-packages/werkzeug/middleware/__pycache__/proxy_fix.cpython-36.pyc</text:p>
      <text:p text:style-name="Standard"><text:s text:c="2"/>/opt/odoo13/.local/lib/python3.6/site-packages/werkzeug/middleware/__pycache__/shared_data.cpython-36.pyc</text:p>
      <text:p text:style-name="Standard"><text:s text:c="2"/>/opt/odoo13/.local/lib/python3.6/site-packages/werkzeug/middleware/dispatcher.py</text:p>
      <text:p text:style-name="Standard"><text:s text:c="2"/>/opt/odoo13/.local/lib/python3.6/site-packages/werkzeug/middleware/http_proxy.py</text:p>
      <text:p text:style-name="Standard"><text:s text:c="2"/>/opt/odoo13/.local/lib/python3.6/site-packages/werkzeug/middleware/lint.py</text:p>
      <text:p text:style-name="Standard"><text:s text:c="2"/>/opt/odoo13/.local/lib/python3.6/site-packages/werkzeug/middleware/profiler.py</text:p>
      <text:p text:style-name="Standard"><text:s text:c="2"/>/opt/odoo13/.local/lib/python3.6/site-packages/werkzeug/middleware/proxy_fix.py</text:p>
      <text:p text:style-name="Standard"><text:s text:c="2"/>/opt/odoo13/.local/lib/python3.6/site-packages/werkzeug/middleware/shared_data.py</text:p>
      <text:p text:style-name="Standard"><text:s text:c="2"/>/opt/odoo13/.local/lib/python3.6/site-packages/werkzeug/posixemulation.py</text:p>
      <text:p text:style-name="Standard"><text:s text:c="2"/>/opt/odoo13/.local/lib/python3.6/site-packages/werkzeug/routing.py</text:p>
      <text:p text:style-name="Standard"><text:s text:c="2"/>/opt/odoo13/.local/lib/python3.6/site-packages/werkzeug/security.py</text:p>
      <text:p text:style-name="Standard"><text:s text:c="2"/>/opt/odoo13/.local/lib/python3.6/site-packages/werkzeug/serving.py</text:p>
      <text:p text:style-name="Standard"><text:s text:c="2"/>/opt/odoo13/.local/lib/python3.6/site-packages/werkzeug/test.py</text:p>
      <text:p text:style-name="Standard"><text:s text:c="2"/>/opt/odoo13/.local/lib/python3.6/site-packages/werkzeug/testapp.py</text:p>
      <text:p text:style-name="Standard"><text:s text:c="2"/>/opt/odoo13/.local/lib/python3.6/site-packages/werkzeug/urls.py</text:p>
      <text:p text:style-name="Standard"><text:s text:c="2"/>/opt/odoo13/.local/lib/python3.6/site-packages/werkzeug/useragents.py</text:p>
      <text:p text:style-name="Standard"><text:s text:c="2"/>/opt/odoo13/.local/lib/python3.6/site-packages/werkzeug/utils.py</text:p>
      <text:p text:style-name="Standard"><text:s text:c="2"/>/opt/odoo13/.local/lib/python3.6/site-packages/werkzeug/wrappers/__init__.py</text:p>
      <text:p text:style-name="Standard"><text:s text:c="2"/>/opt/odoo13/.local/lib/python3.6/site-packages/werkzeug/wrappers/__pycache__/__init__.cpython-36.pyc</text:p>
      <text:p text:style-name="Standard"><text:s text:c="2"/>/opt/odoo13/.local/lib/python3.6/site-packages/werkzeug/wrappers/__pycache__/accept.cpython-36.pyc</text:p>
      <text:p text:style-name="Standard"><text:s text:c="2"/>/opt/odoo13/.local/lib/python3.6/site-packages/werkzeug/wrappers/__pycache__/auth.cpython-36.pyc</text:p>
      <text:p text:style-name="Standard"><text:s text:c="2"/>/opt/odoo13/.local/lib/python3.6/site-packages/werkzeug/wrappers/__pycache__/base_request.cpython-36.pyc</text:p>
      <text:p text:style-name="Standard"><text:s text:c="2"/>/opt/odoo13/.local/lib/python3.6/site-packages/werkzeug/wrappers/__pycache__/base_response.cpython-36.pyc</text:p>
      <text:p text:style-name="Standard"><text:s text:c="2"/>/opt/odoo13/.local/lib/python3.6/site-packages/werkzeug/wrappers/__pycache__/common_descriptors.cpython-36.pyc</text:p>
      <text:p text:style-name="Standard"><text:soft-page-break/><text:s text:c="2"/>/opt/odoo13/.local/lib/python3.6/site-packages/werkzeug/wrappers/__pycache__/cors.cpython-36.pyc</text:p>
      <text:p text:style-name="Standard"><text:s text:c="2"/>/opt/odoo13/.local/lib/python3.6/site-packages/werkzeug/wrappers/__pycache__/etag.cpython-36.pyc</text:p>
      <text:p text:style-name="Standard"><text:s text:c="2"/>/opt/odoo13/.local/lib/python3.6/site-packages/werkzeug/wrappers/__pycache__/json.cpython-36.pyc</text:p>
      <text:p text:style-name="Standard"><text:s text:c="2"/>/opt/odoo13/.local/lib/python3.6/site-packages/werkzeug/wrappers/__pycache__/request.cpython-36.pyc</text:p>
      <text:p text:style-name="Standard"><text:s text:c="2"/>/opt/odoo13/.local/lib/python3.6/site-packages/werkzeug/wrappers/__pycache__/response.cpython-36.pyc</text:p>
      <text:p text:style-name="Standard"><text:s text:c="2"/>/opt/odoo13/.local/lib/python3.6/site-packages/werkzeug/wrappers/__pycache__/user_agent.cpython-36.pyc</text:p>
      <text:p text:style-name="Standard"><text:s text:c="2"/>/opt/odoo13/.local/lib/python3.6/site-packages/werkzeug/wrappers/accept.py</text:p>
      <text:p text:style-name="Standard"><text:s text:c="2"/>/opt/odoo13/.local/lib/python3.6/site-packages/werkzeug/wrappers/auth.py</text:p>
      <text:p text:style-name="Standard"><text:s text:c="2"/>/opt/odoo13/.local/lib/python3.6/site-packages/werkzeug/wrappers/base_request.py</text:p>
      <text:p text:style-name="Standard"><text:s text:c="2"/>/opt/odoo13/.local/lib/python3.6/site-packages/werkzeug/wrappers/base_response.py</text:p>
      <text:p text:style-name="Standard"><text:s text:c="2"/>/opt/odoo13/.local/lib/python3.6/site-packages/werkzeug/wrappers/common_descriptors.py</text:p>
      <text:p text:style-name="Standard"><text:s text:c="2"/>/opt/odoo13/.local/lib/python3.6/site-packages/werkzeug/wrappers/cors.py</text:p>
      <text:p text:style-name="Standard"><text:s text:c="2"/>/opt/odoo13/.local/lib/python3.6/site-packages/werkzeug/wrappers/etag.py</text:p>
      <text:p text:style-name="Standard"><text:s text:c="2"/>/opt/odoo13/.local/lib/python3.6/site-packages/werkzeug/wrappers/json.py</text:p>
      <text:p text:style-name="Standard"><text:s text:c="2"/>/opt/odoo13/.local/lib/python3.6/site-packages/werkzeug/wrappers/request.py</text:p>
      <text:p text:style-name="Standard"><text:s text:c="2"/>/opt/odoo13/.local/lib/python3.6/site-packages/werkzeug/wrappers/response.py</text:p>
      <text:p text:style-name="Standard"><text:s text:c="2"/>/opt/odoo13/.local/lib/python3.6/site-packages/werkzeug/wrappers/user_agent.py</text:p>
      <text:p text:style-name="Standard"><text:s text:c="2"/>/opt/odoo13/.local/lib/python3.6/site-packages/werkzeug/wsgi.py</text:p>
      <text:p text:style-name="Standard">Proceed (y/n)? y</text:p>
      <text:p text:style-name="Standard"><text:s text:c="2"/>Successfully uninstalled Werkzeug-1.0.1</text:p>
      <text:p text:style-name="Standard">odoo13@server:~$ pip3 install Werkzeug==0.14.1 </text:p>
      <text:p text:style-name="Standard">Collecting Werkzeug==0.14.1</text:p>
      <text:p text:style-name="Standard"><text:s text:c="2"/>Using cached https://files.pythonhosted.org/packages/20/c4/12e3e56473e52375aa29c4764e70d1b8f3efa6682bef8d0aae04fe335243/Werkzeug-0.14.1-py2.py3-none-any.whl</text:p>
      <text:p text:style-name="Standard">Installing collected packages: Werkzeug</text:p>
      <text:p text:style-name="Standard">Successfully installed Werkzeug-0.14.1</text:p>
      <text:p text:style-name="Standard">odoo13@server:~$ ./odoo-bin scaffold mi_modulo addons</text:p>
      <text:p text:style-name="Standard">-su: ./odoo-bin: No such file or directory</text:p>
      <text:p text:style-name="Standard">odoo13@server:~$ cd odoo</text:p>
      <text:p text:style-name="Standard">odoo13@server:~/odoo$ ls</text:p>
      <text:p text:style-name="Standard">addons <text:s text:c="10"/>debian <text:s text:c="2"/>MANIFEST.in <text:s/>README.md <text:s text:c="8"/>setup</text:p>
      <text:p text:style-name="Standard">CONTRIBUTING.md <text:s/>doc <text:s text:c="5"/>odoo <text:s text:c="8"/>requirements.txt <text:s/>setup.cfg</text:p>
      <text:p text:style-name="Standard">COPYRIGHT <text:s text:c="7"/>LICENSE <text:s/>odoo-bin <text:s text:c="4"/>SECURITY.md <text:s text:c="6"/>setup.py</text:p>
      <text:p text:style-name="Standard">odoo13@server:~/odoo$ ./odoo-bin scaffold mi_modulo addons</text:p>
      <text:p text:style-name="Standard">odoo13@server:~/odoo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5:07:59.029041687</meta:creation-date>
    <dc:date>2020-04-15T15:08:56.018527034</dc:date>
    <meta:editing-duration>PT59S</meta:editing-duration>
    <meta:editing-cycles>1</meta:editing-cycles>
    <meta:document-statistic meta:table-count="0" meta:image-count="0" meta:object-count="0" meta:page-count="11" meta:paragraph-count="398" meta:word-count="1460" meta:character-count="29747" meta:non-whitespace-character-count="27874"/>
    <meta:generator>LibreOffice/6.0.7.3$Linux_X86_64 LibreOffice_project/00m0$Build-3</meta:generator>
  </office:meta>
</office:document-meta>
</file>